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Neue" svg:font-family="'Helvetica Neue', Helvetica, Arial, sans-serif"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Helvetica Neue" fo:font-size="18pt" officeooo:paragraph-rsid="000c63ac" style:font-size-asian="18pt" style:font-size-complex="18pt"/>
    </style:style>
    <style:style style:name="P2" style:family="paragraph" style:parent-style-name="Standard">
      <style:paragraph-properties fo:line-height="150%" fo:text-align="end" style:justify-single-word="false"/>
      <style:text-properties style:font-name="Helvetica Neue" fo:font-size="18pt" officeooo:paragraph-rsid="000c63ac" style:font-size-asian="18pt" style:font-size-complex="18pt"/>
    </style:style>
    <style:style style:name="P3" style:family="paragraph" style:parent-style-name="Standard">
      <style:paragraph-properties fo:line-height="150%" fo:text-align="center" style:justify-single-word="false"/>
      <style:text-properties style:font-name="Helvetica Neue" fo:font-size="18pt" officeooo:rsid="002d9c61" officeooo:paragraph-rsid="000c63ac" style:font-size-asian="18pt" style:font-size-complex="18pt"/>
    </style:style>
    <style:style style:name="P4" style:family="paragraph" style:parent-style-name="Standard">
      <style:paragraph-properties fo:line-height="150%" fo:text-align="center" style:justify-single-word="false"/>
      <style:text-properties style:font-name="Helvetica Neue" fo:font-size="18pt" fo:font-weight="normal" officeooo:rsid="00103f58" officeooo:paragraph-rsid="000c63ac"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Helvetica Neue" fo:font-size="18pt" fo:font-weight="normal" officeooo:rsid="00103f58" officeooo:paragraph-rsid="000c63ac" style:font-size-asian="18pt" style:font-weight-asian="normal" style:font-size-complex="18pt" style:font-weight-complex="normal"/>
    </style:style>
    <style:style style:name="P6" style:family="paragraph" style:parent-style-name="Standard">
      <style:paragraph-properties fo:text-align="center" style:justify-single-word="false"/>
      <style:text-properties style:font-name="Helvetica Neue" fo:font-size="18pt" fo:font-weight="normal" officeooo:rsid="001ae348" officeooo:paragraph-rsid="000c63ac" style:font-size-asian="18pt" style:font-weight-asian="normal" style:font-size-complex="18pt" style:font-weight-complex="normal"/>
    </style:style>
    <style:style style:name="P7" style:family="paragraph" style:parent-style-name="Standard">
      <style:paragraph-properties fo:text-align="end" style:justify-single-word="false"/>
      <style:text-properties style:font-name="Helvetica Neue" fo:font-size="18pt" fo:font-weight="normal" officeooo:rsid="001ae348" officeooo:paragraph-rsid="000c63ac" style:font-size-asian="18pt" style:font-weight-asian="normal" style:font-size-complex="18pt" style:font-weight-complex="normal"/>
    </style:style>
    <style:style style:name="P8" style:family="paragraph" style:parent-style-name="Standard">
      <style:paragraph-properties fo:line-height="150%" fo:text-align="end" style:justify-single-word="false"/>
      <style:text-properties style:font-name="Helvetica Neue" fo:font-size="18pt" fo:font-weight="normal" officeooo:rsid="001ae348" officeooo:paragraph-rsid="000c63ac"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Helvetica Neue" fo:font-size="20pt" fo:font-weight="bold" officeooo:rsid="001ae348" officeooo:paragraph-rsid="000c63ac" style:font-size-asian="20pt" style:font-weight-asian="bold" style:font-size-complex="20pt" style:font-weight-complex="bold"/>
    </style:style>
    <style:style style:name="P10" style:family="paragraph" style:parent-style-name="Standard">
      <style:paragraph-properties fo:line-height="150%" fo:text-align="center" style:justify-single-word="false"/>
      <style:text-properties style:font-name="Helvetica Neue" fo:font-size="14pt" fo:font-weight="normal" officeooo:rsid="00142732" officeooo:paragraph-rsid="00142732"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variant="normal" fo:text-transform="none" fo:color="#000000" style:font-name="Times New Roman" fo:font-size="18pt" fo:letter-spacing="normal" fo:font-style="normal" fo:font-weight="normal" officeooo:rsid="00119500" officeooo:paragraph-rsid="00119500" fo:background-color="#ffffff"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fo:color="#000000" style:font-name="Times New Roman" fo:font-size="14pt" fo:font-weight="normal" officeooo:paragraph-rsid="000ef385"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color="#000000" style:font-name="Times New Roman" fo:font-size="14pt" fo:font-weight="normal" officeooo:rsid="00123377" officeooo:paragraph-rsid="00123377"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fo:color="#000000" style:font-name="Times New Roman" fo:font-size="14pt" officeooo:paragraph-rsid="00065355" style:font-size-asian="14pt" style:font-size-complex="14pt"/>
    </style:style>
    <style:style style:name="P15" style:family="paragraph" style:parent-style-name="Standard">
      <style:paragraph-properties fo:text-align="start" style:justify-single-word="false"/>
      <style:text-properties fo:color="#000000" style:font-name="Times New Roman" fo:font-size="18pt" fo:font-weight="normal" officeooo:paragraph-rsid="000ef385" style:font-size-asian="18pt" style:font-weight-asian="normal" style:font-size-complex="18pt" style:font-weight-complex="normal"/>
    </style:style>
    <style:style style:name="P16" style:family="paragraph" style:parent-style-name="Standard">
      <style:paragraph-properties fo:margin-left="0cm" fo:margin-right="0cm" fo:margin-top="0cm" fo:margin-bottom="0cm" style:contextual-spacing="true" fo:line-height="100%" fo:text-align="justify" style:justify-single-word="false" fo:text-indent="1.499cm" style:auto-text-indent="false"/>
      <style:text-properties fo:font-variant="normal" fo:text-transform="none" fo:color="#000000" style:font-name="Times New Roman" fo:font-size="14pt" fo:letter-spacing="normal" fo:font-style="normal" fo:font-weight="normal" officeooo:rsid="0009e0a1" officeooo:paragraph-rsid="0009e0a1" style:font-size-asian="14pt" style:font-weight-asian="normal" style:font-size-complex="14pt" style:font-weight-complex="normal"/>
    </style:style>
    <style:style style:name="P17" style:family="paragraph" style:parent-style-name="Standard">
      <style:paragraph-properties fo:margin-left="0cm" fo:margin-right="0cm" fo:margin-top="0cm" fo:margin-bottom="0cm" style:contextual-spacing="true" fo:line-height="100%" fo:text-align="justify" style:justify-single-word="false" fo:text-indent="1.499cm" style:auto-text-indent="false"/>
      <style:text-properties fo:font-variant="normal" fo:text-transform="none" fo:color="#000000" style:font-name="Times New Roman" fo:font-size="14pt" fo:letter-spacing="normal" fo:font-style="normal" fo:font-weight="normal" officeooo:rsid="0009e0a1" officeooo:paragraph-rsid="000db870" style:font-size-asian="14pt" style:font-weight-asian="normal" style:font-size-complex="14pt" style:font-weight-complex="normal"/>
    </style:style>
    <style:style style:name="P18" style:family="paragraph" style:parent-style-name="Standard">
      <style:paragraph-properties fo:margin-left="0cm" fo:margin-right="0cm" fo:margin-top="0cm" fo:margin-bottom="0cm" style:contextual-spacing="true" fo:line-height="100%" fo:text-align="justify" style:justify-single-word="false" fo:widows="1" fo:text-indent="1.499cm" style:auto-text-indent="false"/>
      <style:text-properties fo:font-variant="normal" fo:text-transform="none" fo:color="#000000" style:font-name="Times New Roman" fo:font-size="14pt" fo:letter-spacing="normal" fo:font-style="normal" fo:font-weight="normal" officeooo:rsid="00096077" officeooo:paragraph-rsid="000db870" style:font-size-asian="14pt" style:font-size-complex="14pt"/>
    </style:style>
    <style:style style:name="P19" style:family="paragraph" style:parent-style-name="Standard">
      <style:paragraph-properties fo:margin-left="0cm" fo:margin-right="0cm" fo:margin-top="0cm" fo:margin-bottom="0cm" style:contextual-spacing="true" fo:line-height="100%" fo:text-align="justify" style:justify-single-word="false" fo:widows="1" fo:text-indent="1.499cm" style:auto-text-indent="false"/>
      <style:text-properties fo:font-variant="normal" fo:text-transform="none" fo:color="#000000" style:font-name="Times New Roman" fo:font-size="10.5pt" fo:letter-spacing="normal" fo:font-style="normal" fo:font-weight="normal" officeooo:rsid="00096077" officeooo:paragraph-rsid="000db870" style:font-size-asian="14pt" style:font-size-complex="14pt"/>
    </style:style>
    <style:style style:name="P20" style:family="paragraph" style:parent-style-name="Standard">
      <style:paragraph-properties fo:margin-left="0cm" fo:margin-right="0cm" fo:margin-top="0cm" fo:margin-bottom="0cm" style:contextual-spacing="true" fo:line-height="100%" fo:text-align="justify" style:justify-single-word="false" fo:text-indent="1.499cm" style:auto-text-indent="false"/>
      <style:text-properties fo:color="#000000" style:font-name="Times New Roman" fo:font-size="14pt" fo:font-weight="normal" officeooo:rsid="0009e0a1" officeooo:paragraph-rsid="00123377" style:font-size-asian="14pt" style:font-weight-asian="normal" style:font-size-complex="14pt" style:font-weight-complex="normal"/>
    </style:style>
    <style:style style:name="P21" style:family="paragraph" style:parent-style-name="Standard">
      <style:paragraph-properties fo:margin-left="0cm" fo:margin-right="0cm" fo:margin-top="0cm" fo:margin-bottom="0cm" style:contextual-spacing="true" fo:line-height="100%" fo:text-align="justify" style:justify-single-word="false" fo:text-indent="1.499cm" style:auto-text-indent="false"/>
      <style:text-properties fo:color="#000000" style:font-name="Times New Roman" fo:font-size="14pt" fo:font-weight="normal" officeooo:rsid="0009e0a1" officeooo:paragraph-rsid="000db870" style:font-size-asian="14pt" style:font-weight-asian="normal" style:font-size-complex="14pt" style:font-weight-complex="normal"/>
    </style:style>
    <style:style style:name="P22" style:family="paragraph" style:parent-style-name="Standard">
      <style:paragraph-properties fo:margin-left="0cm" fo:margin-right="0cm" fo:margin-top="0cm" fo:margin-bottom="0cm" style:contextual-spacing="true" fo:line-height="100%" fo:text-align="justify" style:justify-single-word="false" fo:text-indent="1.499cm" style:auto-text-indent="false"/>
      <style:text-properties fo:color="#000000" style:font-name="Times New Roman" fo:font-size="14pt" fo:font-weight="normal" officeooo:rsid="00103f58" officeooo:paragraph-rsid="00065355" style:font-size-asian="14pt" style:font-weight-asian="normal" style:font-size-complex="14pt" style:font-weight-complex="normal"/>
    </style:style>
    <style:style style:name="P23" style:family="paragraph" style:parent-style-name="Text_20_body">
      <style:paragraph-properties fo:margin-left="0cm" fo:margin-right="0cm" fo:margin-top="0cm" fo:margin-bottom="0cm" style:contextual-spacing="true" fo:line-height="100%" fo:text-align="justify" style:justify-single-word="false" fo:widows="1" fo:text-indent="1.499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24" style:family="paragraph" style:parent-style-name="Text_20_body">
      <style:paragraph-properties fo:margin-left="0cm" fo:margin-right="0cm" fo:margin-top="0cm" fo:margin-bottom="0cm" style:contextual-spacing="true" fo:line-height="100%" fo:text-align="justify" style:justify-single-word="false" fo:widows="1" fo:text-indent="1.499cm" style:auto-text-indent="false"/>
      <style:text-properties fo:font-variant="normal" fo:text-transform="none" fo:color="#000000" style:font-name="Times New Roman" fo:font-size="14pt" fo:letter-spacing="normal" style:font-size-asian="14pt" style:font-size-complex="14pt"/>
    </style:style>
    <style:style style:name="P25" style:family="paragraph" style:parent-style-name="Text_20_body">
      <style:paragraph-properties fo:margin-left="0cm" fo:margin-right="0cm" fo:margin-top="0cm" fo:margin-bottom="0cm" style:contextual-spacing="true" fo:line-height="100%" fo:text-align="justify" style:justify-single-word="false" fo:widows="1" fo:text-indent="1.499cm" style:auto-text-indent="false"/>
      <style:text-properties fo:font-variant="normal" fo:text-transform="none" fo:color="#000000" style:font-name="Times New Roman" fo:letter-spacing="normal"/>
    </style:style>
    <style:style style:name="P26" style:family="paragraph" style:parent-style-name="Text_20_body">
      <style:paragraph-properties fo:margin-left="0cm" fo:margin-right="0cm" fo:margin-top="0cm" fo:margin-bottom="0cm" style:contextual-spacing="true" fo:line-height="100%" fo:text-align="center" style:justify-single-word="false" fo:text-indent="1.499cm" style:auto-text-indent="false"/>
    </style:style>
    <style:style style:name="P27" style:family="paragraph" style:parent-style-name="Title">
      <style:paragraph-properties fo:margin-left="0cm" fo:margin-right="0cm" fo:margin-top="0cm" fo:margin-bottom="0cm" style:contextual-spacing="true" fo:line-height="100%" fo:text-align="center" style:justify-single-word="false" fo:text-indent="1.499cm" style:auto-text-indent="false"/>
      <style:text-properties fo:color="#000000" style:font-name="Times New Roman" fo:font-size="18pt" style:font-size-asian="18pt" style:font-size-complex="18pt"/>
    </style:style>
    <style:style style:name="P28" style:family="paragraph" style:parent-style-name="Standard">
      <style:paragraph-properties fo:text-align="start" style:justify-single-word="false" fo:background-color="#ffffff">
        <style:background-image/>
      </style:paragraph-properties>
      <style:text-properties fo:color="#000000" style:font-name="Times New Roman" fo:font-size="14pt" fo:font-weight="normal" officeooo:rsid="000ef385" officeooo:paragraph-rsid="000ef385" style:font-size-asian="14pt" style:font-weight-asian="normal" style:font-size-complex="14pt" style:font-weight-complex="normal"/>
    </style:style>
    <style:style style:name="P29" style:family="paragraph" style:parent-style-name="Contents_20_Heading">
      <style:text-properties fo:font-size="18pt" style:font-size-asian="18pt" style:font-size-complex="18pt"/>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Standard">
      <style:paragraph-properties fo:margin-left="0cm" fo:margin-right="0cm" fo:margin-top="0cm" fo:margin-bottom="0cm" style:contextual-spacing="true" fo:line-height="100%" fo:text-align="justify" style:justify-single-word="false" fo:text-indent="1.499cm" style:auto-text-indent="false"/>
      <style:text-properties fo:font-variant="normal" fo:text-transform="none" fo:color="#000000" style:font-name="Times New Roman" fo:font-size="14pt" fo:letter-spacing="normal" fo:font-style="normal" fo:font-weight="normal" officeooo:rsid="0009e0a1" officeooo:paragraph-rsid="000db870" style:font-size-asian="14pt" style:font-weight-asian="normal" style:font-size-complex="14pt" style:font-weight-complex="normal"/>
    </style:style>
    <style:style style:name="P32" style:family="paragraph" style:parent-style-name="Heading_20_1">
      <style:paragraph-properties fo:text-align="center" style:justify-single-word="false"/>
      <style:text-properties fo:color="#000000" style:font-name="Times New Roman" fo:font-size="18pt" style:font-size-asian="18pt" style:font-size-complex="18pt"/>
    </style:style>
    <style:style style:name="P33" style:family="paragraph" style:parent-style-name="Heading_20_1">
      <style:paragraph-properties fo:margin-left="0cm" fo:margin-right="0cm" fo:margin-top="0cm" fo:margin-bottom="0cm" style:contextual-spacing="true" fo:line-height="100%" fo:text-align="center" style:justify-single-word="false" fo:text-indent="1.499cm" style:auto-text-indent="false"/>
    </style:style>
    <style:style style:name="P34" style:family="paragraph" style:parent-style-name="Heading_20_1">
      <style:paragraph-properties fo:margin-left="0cm" fo:margin-right="0cm" fo:margin-top="0cm" fo:margin-bottom="0cm" style:contextual-spacing="true" fo:line-height="100%" fo:text-align="center" style:justify-single-word="false" fo:text-indent="1.499cm" style:auto-text-indent="false"/>
      <style:text-properties fo:color="#000000" style:font-name="Times New Roman" fo:font-size="18pt" style:font-size-asian="18pt" style:font-size-complex="18pt"/>
    </style:style>
    <style:style style:name="P35" style:family="paragraph" style:parent-style-name="Text_20_body">
      <style:paragraph-properties fo:margin-left="0cm" fo:margin-right="0cm" fo:margin-top="0cm" fo:margin-bottom="0cm" style:contextual-spacing="true" fo:line-height="100%" fo:text-align="center" style:justify-single-word="false" fo:text-indent="1.499cm" style:auto-text-indent="false"/>
      <style:text-properties fo:color="#000000" style:font-name="Times New Roman" fo:font-size="18pt" fo:font-weight="bold" officeooo:rsid="0009e0a1" style:font-size-asian="18pt" style:font-weight-asian="bold" style:font-size-complex="18pt" style:font-weight-complex="bold"/>
    </style:style>
    <style:style style:name="P36" style:family="paragraph" style:parent-style-name="Text_20_body">
      <style:paragraph-properties fo:margin-left="0cm" fo:margin-right="0cm" fo:margin-top="0cm" fo:margin-bottom="0cm" style:contextual-spacing="true" fo:line-height="100%" fo:text-align="center" style:justify-single-word="false" fo:text-indent="1.499cm" style:auto-text-indent="false"/>
      <style:text-properties fo:color="#000000" style:font-name="Times New Roman" fo:font-size="18pt" style:font-size-asian="18pt" style:font-size-complex="18pt"/>
    </style:style>
    <style:style style:name="T1" style:family="text">
      <style:text-properties fo:font-variant="normal" fo:text-transform="none" fo:color="#000000" style:font-name="Times New Roman" fo:font-size="18pt" fo:letter-spacing="normal" fo:font-style="normal" fo:font-weight="bold" style:font-size-asian="18pt" style:font-size-complex="18pt"/>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officeooo:rsid="000db870"/>
    </style:style>
    <style:style style:name="T4" style:family="text">
      <style:text-properties fo:font-variant="normal" fo:text-transform="none" fo:letter-spacing="normal" fo:font-style="normal" officeooo:rsid="000c63ac"/>
    </style:style>
    <style:style style:name="T5" style:family="text">
      <style:text-properties fo:font-variant="normal" fo:text-transform="none" fo:letter-spacing="normal" fo:font-style="normal" fo:background-color="#ffffff" loext:char-shading-value="0"/>
    </style:style>
    <style:style style:name="T6" style:family="text">
      <style:text-properties fo:font-variant="normal" fo:text-transform="none" fo:letter-spacing="normal" fo:font-style="normal" officeooo:rsid="001113e4" fo:background-color="#ffffff" loext:char-shading-value="0"/>
    </style:style>
    <style:style style:name="T7" style:family="text">
      <style:text-properties fo:font-variant="normal" fo:text-transform="none" style:text-line-through-style="none" style:text-line-through-type="none" fo:letter-spacing="normal" fo:font-style="normal" style:text-underline-style="none" style:text-blinking="false"/>
    </style:style>
    <style:style style:name="T8" style:family="text">
      <style:text-properties officeooo:rsid="002d9c61"/>
    </style:style>
    <style:style style:name="T9" style:family="text">
      <style:text-properties officeooo:rsid="000daff3"/>
    </style:style>
    <style:style style:name="T10" style:family="text">
      <style:text-properties officeooo:rsid="000ef385"/>
    </style:style>
    <style:style style:name="T11" style:family="text">
      <style:text-properties officeooo:rsid="000ef385" fo:background-color="#ffffff" loext:char-shading-value="0"/>
    </style:style>
    <style:style style:name="T12" style:family="text">
      <style:text-properties officeooo:rsid="001113e4" fo:background-color="#ffffff" loext:char-shading-value="0"/>
    </style:style>
    <style:style style:name="T13" style:family="text">
      <style:text-properties officeooo:rsid="00123377"/>
    </style:style>
    <style:style style:name="T14" style:family="text">
      <style:text-properties fo:font-style="italic" officeooo:rsid="00123377" style:font-style-asian="italic"/>
    </style:style>
    <style:style style:name="T15" style:family="text">
      <style:text-properties officeooo:rsid="001242bc"/>
    </style:style>
    <style:style style:name="T16" style:family="text">
      <style:text-properties officeooo:rsid="0012b0a6"/>
    </style:style>
    <style:style style:name="T17" style:family="text">
      <style:text-properties fo:font-size="14pt" fo:font-style="normal" fo:font-weight="normal" style:font-size-asian="14pt" style:font-size-complex="14pt"/>
    </style:style>
    <style:style style:name="T18" style:family="text">
      <style:text-properties fo:font-size="9.75pt" fo:font-style="normal" fo:font-weight="normal"/>
    </style:style>
    <style:style style:name="T19" style:family="text">
      <style:text-properties fo:font-weight="bold" officeooo:rsid="000c63ac" style:font-weight-asian="bold" style:font-weight-complex="bold"/>
    </style:style>
    <style:style style:name="T20" style:family="text">
      <style:text-properties fo:font-weight="bold" officeooo:rsid="0009e0a1" style:font-weight-asian="bold" style:font-weight-complex="bold"/>
    </style:style>
    <style:style style:name="T21" style:family="text">
      <style:text-properties fo:font-size="18pt" style:font-size-asian="18pt" style:font-size-complex="18pt"/>
    </style:style>
    <style:style style:name="T22" style:family="text">
      <style:text-properties officeooo:rsid="00160033"/>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ИНИСТЕРСТВО ОБРАЗОВАНИЯ И НАУКИ РОССИЙСКОЙ ФЕДЕРАЦИИ Федеральное государственное бюджетное учреждение «КУБАНСКИЙ ГОСУДАРСТВЕННЫЙ УНИВЕРСИТЕТ» <text:s/></text:p>
      <text:p text:style-name="P1">(ФГБУ по КубГУ) </text:p>
      <text:p text:style-name="P3">кафедра информационных образовательных технологий</text:p>
      <text:p text:style-name="P4"/>
      <text:p text:style-name="P5"/>
      <text:p text:style-name="P5"/>
      <text:p text:style-name="P6">Реферат <text:span text:style-name="T8">по</text:span> истории на тему<text:span text:style-name="T8">:</text:span> </text:p>
      <text:p text:style-name="P9"><text:span text:style-name="T8">«Моя малая родина</text:span>» </text:p>
      <text:p text:style-name="P6"/>
      <text:p text:style-name="P6"/>
      <text:p text:style-name="P6"/>
      <text:p text:style-name="P7"/>
      <text:p text:style-name="P7"/>
      <text:p text:style-name="P7"/>
      <text:p text:style-name="P2">Работу выполнил: <text:span text:style-name="T8">Батаев Даниил Юрьевич</text:span> </text:p>
      <text:p text:style-name="P2">Факультет: Математики и компьютерных наук</text:p>
      <text:p text:style-name="P2"><text:s/>Специальность: Математика и компьютерные науки <text:s/></text:p>
      <text:p text:style-name="P8"><text:s/>Курс 1</text:p>
      <text:p text:style-name="P10">Краснодар 2016</text:p>
      <text:p text:style-name="P27"><text:soft-page-break/><text:span text:style-name="T19">К</text:span><text:span text:style-name="T20">раснодар.</text:span></text:p>
      <text:p text:style-name="P35"/>
      <text:p text:style-name="P20">Моей малой родиной является <text:span text:style-name="T13">город</text:span> <text:span text:style-name="T14">Краснодар</text:span>. Здесь я родил<text:span text:style-name="T13">ся</text:span> и вырос. <text:span text:style-name="T22">Здесь находится множество культурных памятников, достопримечательностей, музеев, парков, театров. Краснодар интересен также и своей историей, которая наложила свой отпечаток на внешний вид города, так и на духовный мир и культуру его жителей.</text:span></text:p>
      <text:p text:style-name="P16"/>
      <text:h text:style-name="P33" text:outline-level="1"><text:bookmark-start text:name="__RefHeading__329_1490287548"/><text:span text:style-name="Strong_20_Emphasis"><text:span text:style-name="T1">Древняя история</text:span></text:span><text:bookmark-end text:name="__RefHeading__329_1490287548"/></text:h>
      <text:p text:style-name="P26"><text:span text:style-name="Strong_20_Emphasis"><text:span text:style-name="T1"/></text:span></text:p>
      <text:p text:style-name="P23"><text:s text:c="2"/>В пределах современно<text:span text:style-name="T9">го</text:span> города Краснодара, на берегу реки Кубани, располагался древний город Боспорского царства и крепостное укрепление на территории нынешней станицы Елизаветинской. Согласно <text:span text:style-name="T16">иследованиям</text:span> Западно-Кавказской археологической экспедиции в центре города было обнаружено крупное меотское городище, существовавшее здесь с IV или III века до нашей эры. <text:span text:style-name="T15">В</text:span> тот же период времени недалеко от древнего городища находился замок царя Арифарна, который принимал участие в борьбе за Боспорский престол. Основными жителями здесь в то время, предположительно, были меоты, скифы и сарматы. <text:s/><text:span text:style-name="T9">И</text:span>сследователями отмечены экономическ<text:span text:style-name="T9">ая</text:span> связ<text:span text:style-name="T9">ь</text:span> этого региона (помимо кавказского) с такими регионами, как Крым и Ближний Восток, а также с эллинской и римской цивилизациями, а затем — с Византией.</text:p>
      <text:p text:style-name="P23"><text:s text:c="2"/>На территории города Краснодара до сих пор находят следы других древних городищ, история которых начинается с VI века до нашей эры, а в районе нынешнего городского сада были обнаружены следы неолитической стоянки первобытного человека, возраст которых насчитывает около 22 тысяч лет.</text:p>
      <text:p text:style-name="P24"/>
      <text:h text:style-name="P33" text:outline-level="1"><text:bookmark-start text:name="__RefHeading__331_1490287548"/><text:span text:style-name="Strong_20_Emphasis"><text:span text:style-name="T1">Новое время</text:span></text:span><text:bookmark-end text:name="__RefHeading__331_1490287548"/></text:h>
      <text:p text:style-name="P26"><text:span text:style-name="Strong_20_Emphasis"><text:span text:style-name="T1"/></text:span></text:p>
      <text:p text:style-name="P23"><text:s text:c="2"/>30 июня 1792 года Черноморскому казачьему войску императрицей Екатериной II была выдана Жалованная Грамота, по которой казакам, служившим и живущим здесь, на вечное владение передавалась кубанская земля, ограниченная рекой Кубанью и Азовским морем, а с востока условной линией от устья Лабы-реки до Ейского городка. В 1793 году черноморскими казаками был основан нынешний город Екатеринодар, <text:span text:style-name="T15">сначало</text:span> как военный лагерь, а <text:span text:style-name="T15">позже</text:span> как крепость. Своё название город получил как дар императрицей Екатериной II черноморским казакам кубанской земли (дословно Екатеринодар означает дар Екатерины). Первым городничим войскового града Екатеринодара до января 1795 года был Данила Савинович Волкорез.</text:p>
      <text:p text:style-name="P23"><text:s text:c="2"/>С 1860 года Екатеринодар стал административным центром образованной Кубанской области. Статус города Екатеринодар получил только в 1867 году. С <text:soft-page-break/>проведением в 70—80-х годах XIX века железной дороги на Северном Кавказе (Тихорецк — Екатеринодар — Новороссийск) город превратился в крупный торгово-промышленный и транспортный центр северо-кавказского региона.</text:p>
      <text:p text:style-name="P23"><text:s text:c="2"/>1887 году чуть южнее Екатеринодара по линии Новороссийской ветки железной дороги был построен железнодорожный мост. Длина моста достигала <text:s/>304 м.) Ажурный металлический корпус, изготовленный на Брянском чугунолитейном заводе, поддерживался четырьмя массивными каменными устоями. Мост предназначался не только для железнодорожного сообщения, но и для передвижения экипажей, подвод и пешеходов.</text:p>
      <text:p text:style-name="P23"/>
      <text:h text:style-name="P33" text:outline-level="1"><text:bookmark-start text:name="__RefHeading__333_1490287548"/><text:span text:style-name="Strong_20_Emphasis"><text:span text:style-name="T1">Новейшее время</text:span></text:span><text:bookmark-end text:name="__RefHeading__333_1490287548"/></text:h>
      <text:p text:style-name="P26"><text:span text:style-name="Strong_20_Emphasis"><text:span text:style-name="T1"/></text:span></text:p>
      <text:p text:style-name="P23"><text:s text:c="2"/>В годы гражданской войны Екатеринодар де-факто стал столицей Белого юга России.</text:p>
      <text:p text:style-name="P23"><text:s text:c="2"/>Штурм города частями армии генерала Л. Г. Корнилова 27 марта (9 апреля) — 31 марта (13 апреля) <text:s/>1918 г. стал кульминацией Первого Кубанского похода Добровольческой армии с Дона на Кубань. В ходе штурма погиб главнокомандующий, сменивший его генерал А. И. Деникин принял решение снять осаду города и отвести армию обратно на Дон.</text:p>
      <text:p text:style-name="P23"><text:s text:c="2"/>Через 5 месяцев, в ходе Второго Кубанского похода город был взят Добровольческой армией генерала Деникина в ходе штурма 1 (16) — 2 (17) августа 1918 года.</text:p>
      <text:p text:style-name="P23"><text:s text:c="2"/>17 марта 1920 года Екатеринодар был оставлен <text:span text:style-name="T15">вооруженные силы юга россии</text:span> и занят частями 9-й армии <text:span text:style-name="T15">рабочей крестьянской красной армией</text:span>. Власть в городе перешла к Кубанскому исполнительному комитету, а затем к Кубанскому областному революционному комитету. 7 декабря 1920 года постановлением Наркомата внутренних дел РСФСР город был переименован в Краснодар. Поводом для такого постановления послужила отправленная 7 ноября телеграмма за подписью предкубчероблревкома Я. В. Полуяна.</text:p>
      <text:p text:style-name="P23"><text:s text:c="2"/>13 сентября 1937 года постановлением ВЦИК Азово-Черноморский край был разделён на Краснодарский край с центром в гор. Краснодаре и Ростовскую область с центром в гор. Ростове-на-Дону.</text:p>
      <text:p text:style-name="P23"><text:s text:c="2"/>В период Великой Отечественной войны - 9 августа 1942 года Краснодар был занят частями вермахта (<text:span text:style-name="T10">немецко-фашистким войском</text:span>).</text:p>
      <text:p text:style-name="P23"><text:s text:c="2"/>12 февраля 1943 года был освобождён частями Красной армии. По официальным данным, во время немецкой оккупации города нацистами применялись газвагены. В память о погибших в годы оккупации на месте массового захоронения был построен мемориал.</text:p>
      <text:p text:style-name="P23"><text:s text:c="2"/>В середине января 1961 года в городе произошли массовые беспорядки, иногда характеризуемые как народное восстание или антисоветский мятеж.</text:p>
      <text:p text:style-name="P25"><text:span text:style-name="T17"><text:s text:c="2"/>В 1973 году для обеспечения выполнения производственных и </text:span><text:soft-page-break/><text:span text:style-name="T17">мелиоративных мероприятий в юго-восточной части Краснодара было построено Краснодарское водохранилище, обеспечившее также защиту города от весенних паводков</text:span><text:span text:style-name="T18">.</text:span></text:p>
      <text:p text:style-name="P21"><text:span text:style-name="T3"><text:s text:c="2"/>Нынешнее н</text:span><text:span text:style-name="T2">аселени</text:span><text:span text:style-name="T4">е города</text:span><text:span text:style-name="T2"> 853.848</text:span><text:span text:style-name="T7"> </text:span><text:span text:style-name="T2">человек. </text:span><text:span text:style-name="T3">Границы проходят </text:span><text:span text:style-name="T2"><text:s/>севера на юг на 20,6 км, а с востока на запад</text:span><text:span text:style-name="T3"> </text:span><text:span text:style-name="T2">— на 30,1 км. Занимаемая площадь — 339,31км².</text:span></text:p>
      <text:p text:style-name="P21"/>
      <text:p text:style-name="P21"/>
      <text:h text:style-name="P34" text:outline-level="1"><text:bookmark-start text:name="__RefHeading__307_1143121178"/>Знаменитые люди проживавшие в городе<text:bookmark-end text:name="__RefHeading__307_1143121178"/></text:h>
      <text:p text:style-name="P36"/>
      <text:p text:style-name="P17"><text:s/>Гаврилов Пётр Иванович – командир эскадрильи 99-го гвардейского отдельного разведывательного авиационного полка 15-й воздушной армии Брянского фронта, гвардии майор.</text:p>
      <text:p text:style-name="P17">Ерёменко Иван Трофимович - командир 1-й истребительной авиационной эскадрильи в войсках республиканской Испании, капитан. Родился 7 июля 1910 года.</text:p>
      <text:p text:style-name="P17">Игнатов Евгений Петрович - командир разведчиков и группы минёров партизанског отряда "Бати" в районе Краснодара.<text:line-break/>Родился 20 августа 1915 года.</text:p>
      <text:p text:style-name="P18">Лауреат Государственных премий СССР, заслуженный работник связи РФ, академик Международной академии связи, почетный академик Академии криптографии РФ, почётный радист СССР, генерал-лейтенант в отставке, почётный сотрудник госбезопасности. Родился 1 мая 1923 года.</text:p>
      <text:p text:style-name="P18"/>
      <text:p text:style-name="P1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4"/>
      <text:h text:style-name="P32" text:outline-level="1"><text:bookmark-start text:name="__RefHeading__335_1490287548"/><text:soft-page-break/>Источники<text:bookmark-end text:name="__RefHeading__335_1490287548"/></text:h>
      <text:p text:style-name="P28">1. krasnodar-inform.ru в разделе «о городе»</text:p>
      <text:p text:style-name="P12"><text:span text:style-name="T10">2. krd.ru в разделе</text:span><text:span text:style-name="T11"> Екатеринодар. 19 </text:span><text:span text:style-name="T12">века</text:span><text:span text:style-name="T5"> -</text:span><text:span text:style-name="T6"> начало 20 века</text:span><text:span text:style-name="T5">.</text:span></text:p>
      <text:p text:style-name="P13">3. krdnow.ru/peopl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P29"><text:s text:c="39"/>Содержание</text:p>
          </text:index-title>
          <text:p text:style-name="P30"><text:a xlink:type="simple" xlink:href="#__RefHeading__329_1490287548" text:style-name="Index_20_Link" text:visited-style-name="Index_20_Link"><text:span text:style-name="T21">Древняя история<text:tab/>2</text:span></text:a></text:p>
          <text:p text:style-name="P30"><text:a xlink:type="simple" xlink:href="#__RefHeading__331_1490287548" text:style-name="Index_20_Link" text:visited-style-name="Index_20_Link"><text:span text:style-name="T21">Новое время<text:tab/>2</text:span></text:a></text:p>
          <text:p text:style-name="P30"><text:a xlink:type="simple" xlink:href="#__RefHeading__333_1490287548" text:style-name="Index_20_Link" text:visited-style-name="Index_20_Link"><text:span text:style-name="T21">Новейшее время<text:tab/>3</text:span></text:a></text:p>
          <text:p text:style-name="P30"><text:a xlink:type="simple" xlink:href="#__RefHeading__307_1143121178" text:style-name="Index_20_Link" text:visited-style-name="Index_20_Link"><text:span text:style-name="T21">Знаменитые люди проживавшие в городе<text:tab/>4</text:span></text:a></text:p>
          <text:p text:style-name="P30"><text:a xlink:type="simple" xlink:href="#__RefHeading__335_1490287548" text:style-name="Index_20_Link" text:visited-style-name="Index_20_Link"><text:span text:style-name="T21">Источники<text:tab/>5</text:span></text:a></text:p>
        </text:index-body>
      </text:table-of-content>
      <text:p text:style-name="P1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Helvetica Neue" svg:font-family="'Helvetica Neue', Helvetica, Arial, sans-serif"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1:01:46.718229689</meta:creation-date>
    <dc:date>2016-11-19T15:29:06.766751566</dc:date>
    <meta:editing-duration>P2DT54M21S</meta:editing-duration>
    <meta:editing-cycles>11</meta:editing-cycles>
    <meta:generator>LibreOffice/4.2.8.2$Linux_X86_64 LibreOffice_project/420m0$Build-2</meta:generator>
    <meta:document-statistic meta:table-count="0" meta:image-count="0" meta:object-count="0" meta:page-count="5" meta:paragraph-count="45" meta:word-count="856" meta:character-count="6425" meta:non-whitespace-character-count="5525"/>
  </office:meta>
</office:document-meta>
</file>